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onofett" svg:font-family="Monofett" style:font-pitch="variable"/>
    <style:font-face style:name="Montserrat2" svg:font-family="Montserrat" style:font-pitch="variable"/>
    <style:font-face style:name="Montserrat3" svg:font-family="Montserrat" style:font-adornments="Leicht" style:font-pitch="variable"/>
    <style:font-face style:name="Montserrat1" svg:font-family="Montserrat" style:font-adornments="Light" style:font-pitch="variable"/>
    <style:font-face style:name="Montserrat" svg:font-family="Montserrat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2"/>
    <style:style style:name="P3" style:family="paragraph" style:parent-style-name="Text_20_body" style:list-style-name="L1">
      <style:text-properties style:font-name="Montserrat2"/>
    </style:style>
    <style:style style:name="P4" style:family="paragraph" style:parent-style-name="Text_20_body" style:list-style-name="L2">
      <style:text-properties style:font-name="Montserrat2"/>
    </style:style>
    <style:style style:name="P5" style:family="paragraph" style:parent-style-name="Heading_20_1">
      <style:text-properties style:font-name="Montserrat2"/>
    </style:style>
    <style:style style:name="P6" style:family="paragraph" style:parent-style-name="Date">
      <style:text-properties style:font-name="Montserrat2"/>
    </style:style>
    <style:style style:name="P7" style:family="paragraph" style:parent-style-name="Title">
      <style:text-properties style:font-name="Montserrat2"/>
    </style:style>
    <style:style style:name="T1" style:family="text">
      <style:text-properties style:font-name="Montserrat2"/>
    </style:style>
    <text:list-style style:name="L1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text:style-name="Numbering_20_Symbols" style:num-suffix=")" style:num-format="a">
        <style:list-level-properties text:space-before="1.016cm" text:min-label-width="1.016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zung</text:p>
      <text:p text:style-name="P6">13.04.2018</text:p>
      <text:h text:style-name="P5" text:outline-level="1">Name, Sitz</text:h>
      <text:list xml:id="list938484230" text:style-name="L1">
        <text:list-item>
          <text:p text:style-name="P3">Die Genossenschaft heißt “ctrl.alt.coop eG”.</text:p>
        </text:list-item>
        <text:list-item>
          <text:p text:style-name="P3">Der Sitz der Genossenschaft ist Schöneiche bei Berlin.</text:p>
        </text:list-item>
      </text:list>
      <text:h text:style-name="P5" text:outline-level="1">Zweck und Gegenstand</text:h>
      <text:list xml:id="list2417496956" text:style-name="L2">
        <text:list-item>
          <text:p text:style-name="P2"><text:span text:style-name="T1">Die Genossenschaft bezweckt die Förderung der Wirtschaft und des Erwerbs der Mitglieder mittels gemeinschaftlichen Geschäftsbetriebes.</text:span></text:p>
        </text:list-item>
        <text:list-item>
          <text:p text:style-name="P4">Der Gegenstand der Genossenschaft ist:</text:p>
          <text:list>
            <text:list-item>
              <text:p text:style-name="P2"><text:span text:style-name="T1">die Entwicklung sowie Pflege und Wartung von IT‐Verfahren zur Unterstützung der Mitglieder bei der Aufgabenerfüllung sowie die Mitwirkung bei deren Einführung und Anwendung;</text:span></text:p>
            </text:list-item>
            <text:list-item>
              <text:p text:style-name="P4">Bereitstellung von IT‐Diensten einschließlich der Erbringung informationstechnischer und beratender Dienstleistungen für Mitglieder.</text:p>
            </text:list-item>
          </text:list>
        </text:list-item>
        <text:list-item>
          <text:p text:style-name="P4">Die Geschäfte mit Nichtmitgliedern sind zulässig.</text:p>
        </text:list-item>
        <text:list-item>
          <text:p text:style-name="P4">Die Genossenschaft kann sich an anderen Unternehmen beteiligen, wenn dies der Förderung der Mitglieder di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onofett" svg:font-family="Monofett" style:font-pitch="variable"/>
    <style:font-face style:name="Montserrat2" svg:font-family="Montserrat" style:font-pitch="variable"/>
    <style:font-face style:name="Montserrat3" svg:font-family="Montserrat" style:font-adornments="Leicht" style:font-pitch="variable"/>
    <style:font-face style:name="Montserrat1" svg:font-family="Montserrat" style:font-adornments="Light" style:font-pitch="variable"/>
    <style:font-face style:name="Montserrat" svg:font-family="Montserrat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" fo:font-family="Montserrat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cm" fo:margin-top="0.152cm" fo:margin-bottom="0.152cm" loext:contextual-spacing="false" fo:text-indent="0cm" style:auto-text-indent="false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style:font-name="Montserrat1" fo:font-family="Montserrat" style:font-style-name="Light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Montserrat3" fo:font-family="Montserrat" style:font-style-name="Leicht" style:font-pitch="variable"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>
      <style:text-properties style:text-position="0% 100%" style:text-underline-style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prefix="§ 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space-before="0.401cm"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.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tzung</dc:title>
    <dc:date>2018-04-17T12:09:49.122636423</dc:date>
    <meta:editing-duration>PT9M</meta:editing-duration>
    <meta:editing-cycles>6</meta:editing-cycles>
    <meta:generator>LibreOffice/5.4.6.2$Linux_X86_64 LibreOffice_project/40m0$Build-2</meta:generator>
    <dc:creator>Jonatan Zint</dc:creator>
    <meta:document-statistic meta:table-count="0" meta:image-count="0" meta:object-count="0" meta:page-count="1" meta:paragraph-count="13" meta:word-count="109" meta:character-count="804" meta:non-whitespace-character-count="717"/>
  </office:meta>
</office:document-meta>
</file>